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33921" officeooo:paragraph-rsid="00133921" style:font-size-asian="12.25pt" style:font-size-complex="14pt"/>
    </style:style>
    <style:style style:name="P2" style:family="paragraph" style:parent-style-name="Standard">
      <style:paragraph-properties fo:text-align="start" style:justify-single-word="false"/>
      <style:text-properties fo:font-size="14pt" fo:font-weight="bold" officeooo:rsid="00133921" officeooo:paragraph-rsid="00133921"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4e0f4" officeooo:paragraph-rsid="0014e0f4"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133921" officeooo:paragraph-rsid="00133921"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4e0f4" officeooo:paragraph-rsid="0014e0f4" style:font-size-asian="12.25pt" style:font-weight-asian="normal" style:font-size-complex="14pt" style:font-weight-complex="normal"/>
    </style:style>
    <style:style style:name="T1" style:family="text">
      <style:text-properties officeooo:rsid="001484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etings Protocol #8</text:p>
      <text:p text:style-name="P1"/>
      <text:p text:style-name="P2">Overzicht</text:p>
      <text:p text:style-name="P2"/>
      <text:p text:style-name="P4">De eerste helft van de laatste week hebben we de indeling van de demo en de website afgemaakt en het technisch rapport afgerond. <text:span text:style-name="T1">Daarnaast hebben we nog wat code voorzien van comments.</text:span></text:p>
      <text:p text:style-name="P4"/>
      <text:p text:style-name="P3">Problemen</text:p>
      <text:p text:style-name="P3"/>
      <text:p text:style-name="P5">Geen problemen tegengekomen</text:p>
      <text:p text:style-name="P5"/>
      <text:p text:style-name="P3">Verloop</text:p>
      <text:p text:style-name="P3"/>
      <text:p text:style-name="P5">Op donderdag (vandaag) moet het technisch rapport en de code worden ingeleverd, deze zijn zo goed als klaar. Vrijdag moet de demo worden ingeleverd, ook deze is zo goed als af. Dus hebben we het niet te druk vlak voor de deadl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23:36:19.578278319</meta:creation-date>
    <dc:date>2018-06-27T23:40:51.914168685</dc:date>
    <meta:editing-duration>PT4M31S</meta:editing-duration>
    <meta:editing-cycles>3</meta:editing-cycles>
    <meta:generator>LibreOffice/5.1.6.2$Linux_X86_64 LibreOffice_project/10m0$Build-2</meta:generator>
    <meta:document-statistic meta:table-count="0" meta:image-count="0" meta:object-count="0" meta:page-count="1" meta:paragraph-count="7" meta:word-count="83" meta:character-count="487" meta:non-whitespace-character-count="411"/>
  </office:meta>
</office:document-meta>
</file>